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ce2"/>
        <table:table-column table:style-name="co2" table:default-cell-style-name="Default"/>
        <table:table-column table:style-name="co1" table:default-cell-style-name="Default"/>
        <table:table-row table:style-name="ro2">
          <table:table-cell table:style-name="ce1" office:value-type="string">
            <text:p>R<text:span text:style-name="T1">b</text:span></text:p>
          </table:table-cell>
          <table:table-cell table:style-name="ce1" office:value-type="string">
            <text:p>K</text:p>
          </table:table-cell>
          <table:table-cell table:style-name="ce1" office:value-type="string">
            <text:p>A<text:span text:style-name="T1">v</text:span></text:p>
          </table:table-cell>
          <table:table-cell table:style-name="ce1" office:value-type="string">
            <text:p>z</text:p>
          </table:table-cell>
          <table:table-cell table:style-name="ce1" office:value-type="string">
            <text:p>f<text:span text:style-name="T1">n</text:span></text:p>
          </table:table-cell>
          <table:table-cell table:style-name="ce1" office:value-type="string">
            <text:p>Q</text:p>
          </table:table-cell>
          <table:table-cell/>
          <table:table-cell table:style-name="ce3" office:value-type="string">
            <text:p>Données:</text:p>
          </table:table-cell>
        </table:table-row>
        <table:table-row table:style-name="ro2">
          <table:table-cell table:style-name="ce1" table:number-columns-repeated="2"/>
          <table:table-cell table:style-name="ce1" office:value-type="string">
            <text:p>1+ R<text:span text:style-name="T1">b</text:span>/R<text:span text:style-name="T1">a</text:span></text:p>
          </table:table-cell>
          <table:table-cell table:style-name="ce1" office:value-type="string">
            <text:p>(3- A<text:span text:style-name="T1">v</text:span>)/2</text:p>
          </table:table-cell>
          <table:table-cell table:style-name="ce1" office:value-type="string">
            <text:p><text:s/>1/(2RCπ)</text:p>
          </table:table-cell>
          <table:table-cell table:style-name="ce1" office:value-type="string">
            <text:p>1/2z</text:p>
          </table:table-cell>
          <table:table-cell table:number-columns-repeated="2"/>
        </table:table-row>
        <table:table-row table:style-name="ro2">
          <table:table-cell office:value-type="float" office:value="0">
            <text:p>0</text:p>
          </table:table-cell>
          <table:table-cell/>
          <table:table-cell table:formula="of:=1+[.A3]/1000" office:value-type="float" office:value="1">
            <text:p>1</text:p>
          </table:table-cell>
          <table:table-cell table:formula="of:=(3-[.C3])/2" office:value-type="float" office:value="1">
            <text:p>1</text:p>
          </table:table-cell>
          <table:table-cell table:formula="of:=1/(10000*10^(-8)*2*3.1415)" office:value-type="float" office:value="1591.59637116027">
            <text:p>1591,6</text:p>
          </table:table-cell>
          <table:table-cell table:formula="of:=1/(2*[.C3])" office:value-type="float" office:value="0.5">
            <text:p>0,5</text:p>
          </table:table-cell>
          <table:table-cell/>
          <table:table-cell office:value-type="string">
            <text:p>R = 10 k<text:span text:style-name="T2">Ω</text:span>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/>
          <table:table-cell table:formula="of:=1+[.A4]/1000" office:value-type="float" office:value="1.5">
            <text:p>1,5</text:p>
          </table:table-cell>
          <table:table-cell table:formula="of:=(3-[.C4])/2" office:value-type="float" office:value="0.75">
            <text:p>0,75</text:p>
          </table:table-cell>
          <table:table-cell table:formula="of:=1/(10000*10^(-8)*2*3.1415)" office:value-type="float" office:value="1591.59637116027">
            <text:p>1591,6</text:p>
          </table:table-cell>
          <table:table-cell table:formula="of:=1/(2*[.C4])" office:value-type="float" office:value="0.333333333333333">
            <text:p>0,33</text:p>
          </table:table-cell>
          <table:table-cell/>
          <table:table-cell office:value-type="string">
            <text:p>C = 10 nF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/>
          <table:table-cell table:formula="of:=1+[.A5]/1000" office:value-type="float" office:value="2">
            <text:p>2</text:p>
          </table:table-cell>
          <table:table-cell table:formula="of:=(3-[.C5])/2" office:value-type="float" office:value="0.5">
            <text:p>0,5</text:p>
          </table:table-cell>
          <table:table-cell table:formula="of:=1/(10000*10^(-8)*2*3.1415)" office:value-type="float" office:value="1591.59637116027">
            <text:p>1591,6</text:p>
          </table:table-cell>
          <table:table-cell table:formula="of:=1/(2*[.C5])" office:value-type="float" office:value="0.25">
            <text:p>0,25</text:p>
          </table:table-cell>
          <table:table-cell/>
          <table:table-cell office:value-type="string">
            <text:p>R<text:span text:style-name="T1">a</text:span> = 1 <text:s/>k<text:span text:style-name="T2">Ω</text:span>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/>
          <table:table-cell table:formula="of:=1+[.A6]/1000" office:value-type="float" office:value="2.5">
            <text:p>2,5</text:p>
          </table:table-cell>
          <table:table-cell table:formula="of:=(3-[.C6])/2" office:value-type="float" office:value="0.25">
            <text:p>0,25</text:p>
          </table:table-cell>
          <table:table-cell table:formula="of:=1/(10000*10^(-8)*2*3.1415)" office:value-type="float" office:value="1591.59637116027">
            <text:p>1591,6</text:p>
          </table:table-cell>
          <table:table-cell table:formula="of:=1/(2*[.C6])" office:value-type="float" office:value="0.2">
            <text:p>0,2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/>
          <table:table-cell table:formula="of:=1+[.A7]/1000" office:value-type="float" office:value="3">
            <text:p>3</text:p>
          </table:table-cell>
          <table:table-cell table:formula="of:=(3-[.C7])/2" office:value-type="float" office:value="0">
            <text:p>0</text:p>
          </table:table-cell>
          <table:table-cell table:formula="of:=1/(10000*10^(-8)*2*3.1415)" office:value-type="float" office:value="1591.59637116027">
            <text:p>1591,6</text:p>
          </table:table-cell>
          <table:table-cell table:formula="of:=1/(2*[.C7])" office:value-type="float" office:value="0.166666666666667">
            <text:p>0,1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/11/2016</text:date>, <text:time>17:4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2M26S</meta:editing-duration>
    <meta:editing-cycles>4</meta:editing-cycles>
    <meta:generator>OpenOffice/4.1.2$Win32 OpenOffice.org_project/412m3$Build-9782</meta:generator>
    <dc:date>2016-11-17T17:47:32.61</dc:date>
    <meta:document-statistic meta:table-count="3" meta:cell-count="39" meta:object-count="0"/>
    <meta:user-defined meta:name="Info 1"/>
    <meta:user-defined meta:name="Info 2"/>
    <meta:user-defined meta:name="Info 3"/>
    <meta:user-defined meta:name="Info 4"/>
  </office:meta>
</office:document-meta>
</file>